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fab0" officeooo:paragraph-rsid="001efab0"/>
    </style:style>
    <style:style style:name="P2" style:family="paragraph" style:parent-style-name="Standard">
      <style:text-properties officeooo:rsid="00214ab9" officeooo:paragraph-rsid="00214ab9"/>
    </style:style>
    <style:style style:name="P3" style:family="paragraph" style:parent-style-name="Standard">
      <style:text-properties officeooo:rsid="001efab0" officeooo:paragraph-rsid="001efab0"/>
    </style:style>
    <style:style style:name="P4" style:family="paragraph" style:parent-style-name="Standard">
      <style:text-properties officeooo:rsid="0023a7e7" officeooo:paragraph-rsid="0023a7e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gor Moreira Pádua</text:p>
      <text:p text:style-name="P1"/>
      <text:p text:style-name="P1">1. a)</text:p>
      <text:p text:style-name="P1"/>
      <text:p text:style-name="P1"><draw:frame draw:style-name="fr1" draw:name="Objeto1" text:anchor-type="as-char" svg:width="3.478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to2" text:anchor-type="as-char" svg:width="2.565cm" svg:height="0.99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to3" text:anchor-type="as-char" svg:width="3.926cm" svg:height="0.99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b) </text:p>
      <text:p text:style-name="P1"/>
      <text:p text:style-name="P1"><draw:frame draw:style-name="fr1" draw:name="Objeto4" text:anchor-type="as-char" svg:width="4.329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to5" text:anchor-type="as-char" svg:width="4.013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1" draw:name="Objeto6" text:anchor-type="as-char" svg:width="4.882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2">c)</text:p>
      <text:p text:style-name="P2"/>
      <text:p text:style-name="P2"><draw:frame draw:style-name="fr1" draw:name="Objeto7" text:anchor-type="as-char" svg:width="3.388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to8" text:anchor-type="as-char" svg:width="3.381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draw:frame draw:style-name="fr1" draw:name="Objeto9" text:anchor-type="as-char" svg:width="4.226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meta:editing-cycles>6</meta:editing-cycles>
    <meta:creation-date>2008-08-22T11:41:04</meta:creation-date>
    <dc:date>2021-05-06T21:54:32.980500952</dc:date>
    <meta:editing-duration>PT15M56S</meta:editing-duration>
    <meta:document-statistic meta:table-count="0" meta:image-count="0" meta:object-count="9" meta:page-count="1" meta:paragraph-count="13" meta:word-count="7" meta:character-count="28" meta:non-whitespace-character-count="24"/>
  </office:meta>
</office:document-meta>
</file>

<file path=Object 1/content.xml><?xml version="1.0" encoding="utf-8"?>
<math xmlns="http://www.w3.org/1998/Math/MathML" display="block">
  <semantics>
    <mrow>
      <mrow>
        <mfrac>
          <mn>10000</mn>
          <mn>3</mn>
        </mfrac>
        <mo stretchy="false">=</mo>
        <mn>3333,33.</mn>
      </mrow>
      <mn>.</mn>
      <mi>.</mi>
    </mrow>
    <annotation encoding="StarMath 5.0">{10000} over {3} = 3333,33...</annotation>
  </semantics>
</math>
</file>

<file path=Object 2/content.xml><?xml version="1.0" encoding="utf-8"?>
<math xmlns="http://www.w3.org/1998/Math/MathML" display="block">
  <semantics>
    <mrow>
      <mfrac>
        <mn>20000</mn>
        <mn>5</mn>
      </mfrac>
      <mo stretchy="false">=</mo>
      <mn>4000</mn>
    </mrow>
    <annotation encoding="StarMath 5.0">{20000} over {5} = 4000 </annotation>
  </semantics>
</math>
</file>

<file path=Object 3/content.xml><?xml version="1.0" encoding="utf-8"?>
<math xmlns="http://www.w3.org/1998/Math/MathML" display="block">
  <semantics>
    <mrow>
      <mfrac>
        <mn>2000000</mn>
        <mn>7</mn>
      </mfrac>
      <mo stretchy="false">=</mo>
      <mn>117647,06</mn>
    </mrow>
    <annotation encoding="StarMath 5.0">{2000000} over {7} = 117647,06</annotation>
  </semantics>
</math>
</file>

<file path=Object 4/content.xml><?xml version="1.0" encoding="utf-8"?>
<math xmlns="http://www.w3.org/1998/Math/MathML" display="block">
  <semantics>
    <mrow>
      <msub>
        <mi>log</mi>
        <mn>3</mn>
      </msub>
      <mrow>
        <mrow>
          <mo fence="true" form="prefix" stretchy="false">(</mo>
          <mrow>
            <mfrac>
              <mn>10000</mn>
              <mn>3333,33</mn>
            </mfrac>
          </mrow>
          <mo fence="true" form="postfix" stretchy="false">)</mo>
        </mrow>
        <mo stretchy="false">≃</mo>
        <mrow>
          <mn>1</mn>
          <mo stretchy="false">+</mo>
          <mn>1</mn>
        </mrow>
        <mo stretchy="false">=</mo>
        <mn>2</mn>
      </mrow>
    </mrow>
    <annotation encoding="StarMath 5.0">log_{3} ( {10000} over {3333,33} )  simeq 1 + 1 = 2 </annotation>
  </semantics>
</math>
</file>

<file path=Object 5/content.xml><?xml version="1.0" encoding="utf-8"?>
<math xmlns="http://www.w3.org/1998/Math/MathML" display="block">
  <semantics>
    <mrow>
      <msub>
        <mi>log</mi>
        <mn>5</mn>
      </msub>
      <mrow>
        <mrow>
          <mo fence="true" form="prefix" stretchy="false">(</mo>
          <mrow>
            <mfrac>
              <mn>20000</mn>
              <mn>4000</mn>
            </mfrac>
          </mrow>
          <mo fence="true" form="postfix" stretchy="false">)</mo>
        </mrow>
        <mo stretchy="false">≃</mo>
        <mrow>
          <mn>1</mn>
          <mo stretchy="false">+</mo>
          <mn>1</mn>
        </mrow>
        <mo stretchy="false">=</mo>
        <mn>2</mn>
      </mrow>
    </mrow>
    <annotation encoding="StarMath 5.0">log_{5} ( {20000} over {4000} )  simeq 1 + 1 = 2 </annotation>
  </semantics>
</math>
</file>

<file path=Object 6/content.xml><?xml version="1.0" encoding="utf-8"?>
<math xmlns="http://www.w3.org/1998/Math/MathML" display="block">
  <semantics>
    <mrow>
      <msub>
        <mi>log</mi>
        <mn>17</mn>
      </msub>
      <mrow>
        <mrow>
          <mo fence="true" form="prefix" stretchy="false">(</mo>
          <mrow>
            <mfrac>
              <mn>2000000</mn>
              <mn>117647,06</mn>
            </mfrac>
          </mrow>
          <mo fence="true" form="postfix" stretchy="false">)</mo>
        </mrow>
        <mo stretchy="false">≃</mo>
        <mrow>
          <mn>1</mn>
          <mo stretchy="false">+</mo>
          <mn>1</mn>
        </mrow>
        <mo stretchy="false">=</mo>
        <mn>2</mn>
      </mrow>
    </mrow>
    <annotation encoding="StarMath 5.0">log_{17} ( {2000000} over {117647,06} )  simeq 1 + 1 = 2 </annotation>
  </semantics>
</math>
</file>

<file path=Object 7/content.xml><?xml version="1.0" encoding="utf-8"?>
<math xmlns="http://www.w3.org/1998/Math/MathML" display="block">
  <semantics>
    <mrow>
      <mrow>
        <mn>2</mn>
        <mo stretchy="false">⋅</mo>
        <mn>10000</mn>
        <mo stretchy="false">⋅</mo>
        <mn>2</mn>
      </mrow>
      <mo stretchy="false">=</mo>
      <mn>40000</mn>
    </mrow>
    <annotation encoding="StarMath 5.0">2 cdot 10000 cdot 2 = 40000  </annotation>
  </semantics>
</math>
</file>

<file path=Object 8/content.xml><?xml version="1.0" encoding="utf-8"?>
<math xmlns="http://www.w3.org/1998/Math/MathML" display="block">
  <semantics>
    <mrow>
      <mrow>
        <mn>2</mn>
        <mo stretchy="false">⋅</mo>
        <mn>10000</mn>
        <mo stretchy="false">⋅</mo>
        <mn>2</mn>
      </mrow>
      <mo stretchy="false">=</mo>
      <mn>80000</mn>
    </mrow>
    <annotation encoding="StarMath 5.0">2 cdot 10000 cdot 2 = 80000 </annotation>
  </semantics>
</math>
</file>

<file path=Object 9/content.xml><?xml version="1.0" encoding="utf-8"?>
<math xmlns="http://www.w3.org/1998/Math/MathML" display="block">
  <semantics>
    <mrow>
      <mrow>
        <mn>2</mn>
        <mo stretchy="false">⋅</mo>
        <mn>2000000</mn>
        <mo stretchy="false">⋅</mo>
        <mn>2</mn>
      </mrow>
      <mo stretchy="false">=</mo>
      <mn>8000000</mn>
    </mrow>
    <annotation encoding="StarMath 5.0">2 cdot 2000000 cdot 2 = 8000000  </annotation>
  </semantics>
</math>
</file>